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7D0000026537794F0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03cm" svg:height="5.562cm" svg:x="0.383cm" svg:y="0.247cm">
          <draw:image xlink:href="Pictures/200000020000037D0000026537794F0B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2T12:15:10</dc:date>
    <dc:creator>kkk </dc:creator>
    <meta:generator>LibreOffice/3.3$Linux LibreOffice_project/330m19$Build-401</meta:generator>
    <meta:editing-duration>PT10H15M12S</meta:editing-duration>
    <meta:editing-cycles>56</meta:editing-cycles>
    <meta:document-statistic meta:object-count="1"/>
  </office:meta>
</office:document-meta>
</file>